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paragraph-properties fo:text-align="end"/>
    </style:style>
    <style:style style:name="T14" style:parent-style-name="Tipodeletrapredefinidodoparágrafo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Part IV</text:p>
      <text:p text:style-name="P2">1)</text:p>
      <text:p text:style-name="P3">A) 50 MHZ</text:p>
      <text:p text:style-name="P4">b) 11 downto 0</text:p>
      <text:p text:style-name="P5">c) 50/2 = 25</text:p>
      <text:p text:style-name="P6">d) 50/2^(29) = 0,0000000931</text:p>
      <text:p text:style-name="P7">e)50/2^(12) = 0,01220703125‬</text:p>
      <text:p text:style-name="P8">f) T = 1/f(clk) = 1/(50x10^(6)) = 0,00000002‬<text:s/>s</text:p>
      <text:p text:style-name="P9"/>
      <text:p text:style-name="P10"/>
      <text:p text:style-name="P11"/>
      <text:p text:style-name="P12"/>
      <text:p text:style-name="P13"><text:span text:style-name="T14">Marta Oliveira,nº9761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latin12compacttimestamp-38a8ou" style:display-name="latin12compacttimestamp-38a8ou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a Oliveira</meta:initial-creator>
    <dc:creator>Marta Oliveira</dc:creator>
    <meta:creation-date>2020-04-24T21:25:00Z</meta:creation-date>
    <dc:date>2020-04-24T21:54:00Z</dc:date>
    <meta:template xlink:href="Normal" xlink:type="simple"/>
    <meta:editing-cycles>2</meta:editing-cycles>
    <meta:editing-duration>PT180S</meta:editing-duration>
    <meta:document-statistic meta:page-count="1" meta:paragraph-count="1" meta:word-count="28" meta:character-count="180" meta:row-count="1" meta:non-whitespace-character-count="153"/>
  </office:meta>
</office:document-meta>
</file>